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Heading_20_1">
      <style:paragraph-properties fo:text-align="center" style:justify-single-word="false"/>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Orphan Edges</text:h>
      <text:h text:style-name="Heading_20_2" text:outline-level="2">The problem:</text:h>
      <text:p text:style-name="P1">The basic algorithm for determining which submodels apply to an edge is that if the edge lies on the path between two leaves with a given submodel, then that submodel applies to this edge. This algorithm can leave an edge with no submodels – an orphan edge. The current system is that in this case, the edge gets submodel 0. This solution is inelegant. </text:p>
      <text:p text:style-name="P1">This design will implement a new algorithm: an orphan edge will take the union of all submodels which apply to adjacent edges. This procedure may need to be applied several times: it is possible for an orphan edge to have only orphan edges as neighbours. </text:p>
      <text:h text:style-name="Heading_20_2" text:outline-level="2">Abbreviations </text:h>
      <text:p text:style-name="Text_20_body">PRMLS = PossiblyRootedMLSearcher</text:p>
      <text:p text:style-name="Text_20_body">MMEP = MosaicModelEdgeParameters</text:p>
      <text:p text:style-name="Text_20_body">MMNP = MosaicModelNodeParameters</text:p>
      <text:h text:style-name="Heading_20_2" text:outline-level="2">Analysis</text:h>
      <text:p text:style-name="P1">How things are done at present:</text:p>
      <text:p text:style-name="P1">In PRMLS constructor, treeAccess_ = new Root(...) gives shadow tree with MMEPs attached to all Connections, and MMNPs only on the leaves. </text:p>
      <text:p text:style-name="P1">treeAccess_.setup(..) calls InternalNode.rebuildPattern for recursive traversal.</text:p>
      <text:p text:style-name="P1">MMEP.update contains the code which sets the applicable models. It does this on second pass, by asking the neighbouring MMNPs what models are in their subtrees.</text:p>
      <text:p text:style-name="P1">In second pass, we are processing in order from middle to edges, so adjacent MMEPs don’t have valid submodel subsets yet.</text:p>
      <text:p text:style-name="P1">(Aside: In MMEP, a bunch of ‘left/right’ variables should be renamed ‘top/bottom’.)</text:p>
      <text:h text:style-name="Heading_20_2" text:outline-level="2">Solution</text:h>
      <text:p text:style-name="Text_20_body">Every MMEP has an ‘orphan generation’: how far away it is from the nearest edge with ‘natural’ set of submodels. This is zero for non-orphan edges.</text:p>
      <text:p text:style-name="Text_20_body">On ‘update’ for new topology, if this edge is an orphan, signal it by setting numberNonZeroWeightsUpToDate_ to ‘false’. </text:p>
      <text:p text:style-name="Text_20_body">We define functions MMEP.getOrphanGeneration(caller, subset) and MMNP.getOrphanGeneration(caller,subset) which return an integer (return value) and a subset (put into passed subset object). These give the submodel subset in the direction away from ‘caller’ by shortest route(s) only to a non-orphan</text:p>
      <text:p text:style-name="Text_20_body">If we are asked for rate matrix or number of edge parameters, and numberNonZeroWeightsUpToDate_ is false, then we call MMNP.getOrphanGeneration(..) in both directions. If they come back with same orphan generation, we set our orphan generation to this plus one, and our subset to the union of their <text:soft-page-break/>sets. If they come back with different orphan generations, we set ours to the lower plus one, and our subset to the subset from that direction.</text:p>
      <text:p text:style-name="Text_20_body">Note: If we have many generations of orphans, this algorithm unnecessarily repeats work. We could store partial results (we know the best orphan level and subset for this edge in one direction only) to prevent this. In practice, an orphan level of 2 will be vanishingly rare, so I won’t bother.</text:p>
      <text:p text:style-name="Text_20_body">We need to take care to test that after topology changes, all bits than need recalculating get recalculated.</text:p>
      <text:h text:style-name="Heading_20_2" text:outline-level="2">Design</text:h>
      <text:p text:style-name="Text_20_body">i<text:span text:style-name="T2">nt MMEP.orphanGeneration_: </text:span><text:span text:style-name="T1">new data member</text:span></text:p>
      <text:p text:style-name="P2">MMEP.update(...):</text:p>
      <text:p text:style-name="P3">If no applicible models, set numberNonZeroWeightsUpToDate_ to false, else set numberNonZeroWeightsUpToDate_ to true and orphanGeneration_ to zero.</text:p>
      <text:p text:style-name="P2">MMEP.calculateRateMatrix(...), getTreeEdgeParametersCount(),getNumParameters()</text:p>
      <text:p text:style-name="P3">If not numberNonZeroWeightsUpToDate_, call fixOrphanGeneration() before proceeding.</text:p>
      <text:p text:style-name="P2">MMEP.fixOrphanGeneration():</text:p>
      <text:p text:style-name="P3">Call MMNP.getOrphanGeneration(this, ..) on each neigbouring node. If one returns a lower orphan generation than the other, adopt its subset as our non-zero weights, and set our orphanGeneration_ to its orphan generation plus one. <text:s/>If both nodes return same, do as above except use union of their subsets.</text:p>
      <text:p text:style-name="P2">MMEP.getOrphanGeneration(MMNP caller, SetOfSmallIntegers subset):</text:p>
      <text:p text:style-name="Text_20_body">If <text:span text:style-name="T1">numberNonZeroWeightsUpToDate_ is true, set ‘subset’ to our set of submodels, return orphanGeneration_.</text:span></text:p>
      <text:p text:style-name="P3">Otherwise, call return 1+other.getOrphanGeneration(this, subset), where ‘other’ is the MMNP which is not the caller.</text:p>
      <text:p text:style-name="P3">Special case: ‘other’ is null (will happen on the MMEP on the Root.) Return MAXINT. </text:p>
      <text:p text:style-name="P2">MMNP.getOrphanGeneration(MMEP caller, SetOfSmallIntegers subset):</text:p>
      <text:p text:style-name="P3">Call MMEP.getOrphanGeneration(this,...) on all other neighbours. Return their lowest orphan generation value, and the union of the subsets from those which return this value.</text:p>
      <text:h text:style-name="Heading_20_2" text:outline-level="2">Test Cases</text:h>
      <text:p text:style-name="Text_20_body">In these, I name taxa with letters indicating which submodels apply to them. In all test cases, we generate the tree and mosaic models and an alignment (anything will do), create a PRMLS on the tree/model/alignment, calculate the log likelihood (to ensure all orphan edges get processed) and then get the tree out of the PRMLS, with submodel weights. We then inspect to see if the edges have the correct models applying.</text:p>
      <text:p text:style-name="P2">Test case 1a:</text:p>
      <text:p text:style-name="P3">This is the simplest case of an isolated orphan edge, complicated only slightly by multiple models on some of the neighbouring edges. ‘r’ represents the root</text:p>
      <text:p text:style-name="P3">Tree ((A1,r,A2),(BC1,BC2))<text:line-break/></text:p>
      <text:p text:style-name="P3"><text:soft-page-break/>Outcome: the internal edge carries all three models.</text:p>
      <text:p text:style-name="P2">Test case 1b: </text:p>
      <text:p text:style-name="P3">Same as above but rooted on the internal branch: ((A1,A2),r,(BC1,BC2)). The two internal branches (split by root) will have “A” on one, “BC” on the other.</text:p>
      <text:p text:style-name="P2">Test case 2a:</text:p>
      <text:p text:style-name="P3"><text:s/>(Testing generation 2 orphan edges)</text:p>
      <text:p text:style-name="P3">Here we first test a tree where we have two generation 2 orphan edges.</text:p>
      <text:p text:style-name="P3">The test tree is: (((A12,B12),(C12)),(D12,E12)) where for compactness ‘A12’ means a cherry (A1,A2) etc. <text:s/>For case 2a, we put the root ajacent to a leaf (e.g. ‘cherry’ (A1,r,A2)).</text:p>
      <text:p text:style-name="P3">Again, calculate likelihood and then get the pal tree. Pal tree should have submodel A on the edge leading to cherry (A1,A2), similar for the other 4 cherries. The final two internal-most edges should have ABC and CDE as their submodel sets.</text:p>
      <text:p text:style-name="P2">Test case 3:</text:p>
      <text:p text:style-name="P3">Follows on from test case 2, we do an SPR and check on results. Keeping the same PRMLS as was used in test case 2, we SPR the A cherry to be neighbour of the E cherry, giving</text:p>
      <text:p text:style-name="P3"><text:s/>((B12,C12),(D12,(E12,A12))). <text:s/>Calculate likelihood, get tree. We should see the edge-next-to-cherries having single submodel of their cherries (as before) and final two edges having BCD, ADE.</text:p>
      <text:p text:style-name="P3">(I can’t easily demand a specific SPR. I’ll try various seeds to the random number generator I pass to getSPRAction until I get something isomorphic to what I w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el Woodhams</meta:initial-creator>
    <meta:creation-date>2010-03-12T10:12:09</meta:creation-date>
    <dc:date>2010-03-15T15:34:40</dc:date>
    <dc:creator>Michael Woodhams</dc:creator>
    <meta:editing-duration>PT11H48M14S</meta:editing-duration>
    <meta:editing-cycles>6</meta:editing-cycles>
    <meta:generator>OpenOffice.org/3.0$Linux OpenOffice.org_project/300m15$Build-9379</meta:generator>
    <meta:document-statistic meta:table-count="0" meta:image-count="0" meta:object-count="0" meta:page-count="3" meta:paragraph-count="53" meta:word-count="945" meta:character-count="6021"/>
    <meta:user-defined meta:name="Info 1"/>
    <meta:user-defined meta:name="Info 2"/>
    <meta:user-defined meta:name="Info 3"/>
    <meta:user-defined meta:name="Info 4"/>
  </office:meta>
</office:document-meta>
</file>